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56454" officeooo:paragraph-rsid="00056454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3">
      <style:paragraph-properties fo:margin-top="0in" fo:margin-bottom="0.0972in" style:contextual-spacing="false" fo:line-height="115%"/>
    </style:style>
    <style:style style:name="P8" style:family="paragraph" style:parent-style-name="Heading_20_4">
      <style:paragraph-properties fo:margin-top="0in" fo:margin-bottom="0.0972in" style:contextual-spacing="false" fo:line-height="115%"/>
    </style:style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>
      <style:text-properties officeooo:rsid="00076424" officeooo:paragraph-rsid="00076424"/>
    </style:style>
    <style:style style:name="P20" style:family="paragraph" style:parent-style-name="Heading_20_3">
      <style:paragraph-properties fo:margin-top="0in" fo:margin-bottom="0.0972in" style:contextual-spacing="false" fo:line-height="115%"/>
      <style:text-properties officeooo:rsid="00076424"/>
    </style:style>
    <style:style style:name="P21" style:family="paragraph" style:parent-style-name="Heading_20_4">
      <style:paragraph-properties fo:margin-top="0in" fo:margin-bottom="0.0972in" style:contextual-spacing="false" fo:line-height="115%"/>
      <style:text-properties officeooo:rsid="00076424"/>
    </style:style>
    <style:style style:name="P22" style:family="paragraph" style:parent-style-name="Text_20_body">
      <style:text-properties officeooo:rsid="00076424"/>
    </style:style>
    <style:style style:name="P23" style:family="paragraph" style:parent-style-name="Preformatted_20_Text">
      <style:paragraph-properties fo:margin-top="0in" fo:margin-bottom="0.0972in" style:contextual-spacing="false" fo:line-height="115%"/>
      <style:text-properties officeooo:rsid="00076424"/>
    </style:style>
    <style:style style:name="P24" style:family="paragraph" style:parent-style-name="Horizontal_20_Line">
      <style:paragraph-properties fo:margin-top="0in" fo:margin-bottom="0.0972in" style:contextual-spacing="false" fo:line-height="115%"/>
      <style:text-properties officeooo:rsid="0007642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3 : Building MERN from the ground up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2">Table of Contents</text:p>
          </text:index-title>
          <text:p text:style-name="P3"><text:a xlink:type="simple" xlink:href="#__RefHeading___Toc115_3223944390" office:name="1.Introduccion" text:style-name="Index_20_Link" text:visited-style-name="Index_20_Link">1.Introduccion<text:tab/>3</text:a></text:p>
          <text:p text:style-name="P3"><text:a xlink:type="simple" xlink:href="#__RefHeading___Toc117_3223944390" office:name="2.Mapa Mental" text:style-name="Index_20_Link" text:visited-style-name="Index_20_Link">2.Mapa Mental<text:tab/>4</text:a></text:p>
          <text:p text:style-name="P3"><text:a xlink:type="simple" xlink:href="#__RefHeading___Toc119_3223944390" office:name="3.Implementation Plan" text:style-name="Index_20_Link" text:visited-style-name="Index_20_Link">3.Implementation Plan<text:tab/>5</text:a></text:p>
          <text:p text:style-name="P4"><text:a xlink:type="simple" xlink:href="#__RefHeading___Toc121_3223944390" office:name="Plan de Implementación del Backend MERN" text:style-name="Index_20_Link" text:visited-style-name="Index_20_Link">Plan de Implementación del Backend MERN<text:tab/>5</text:a></text:p>
          <text:p text:style-name="P5"><text:a xlink:type="simple" xlink:href="#__RefHeading___Toc123_3223944390" office:name="I. Configuración y Preparación del Proyecto (Setting up the skeleton backend)" text:style-name="Index_20_Link" text:visited-style-name="Index_20_Link">I. Configuración y Preparación del Proyecto (Setting up the skeleton backend)<text:tab/>5</text:a></text:p>
          <text:p text:style-name="P5"><text:a xlink:type="simple" xlink:href="#__RefHeading___Toc125_3223944390" office:name="II. Configuración e Integración del Servidor" text:style-name="Index_20_Link" text:visited-style-name="Index_20_Link">II. Configuración e Integración del Servidor<text:tab/>5</text:a></text:p>
          <text:p text:style-name="P5"><text:a xlink:type="simple" xlink:href="#__RefHeading___Toc127_3223944390" office:name="III. Implementación del Modelo de Usuario (Mongoose)" text:style-name="Index_20_Link" text:visited-style-name="Index_20_Link">III. Implementación del Modelo de Usuario (Mongoose)<text:tab/>6</text:a></text:p>
          <text:p text:style-name="P5"><text:a xlink:type="simple" xlink:href="#__RefHeading___Toc129_3223944390" office:name="IV. Implementación de APIs CRUD de Usuario" text:style-name="Index_20_Link" text:visited-style-name="Index_20_Link">IV. Implementación de APIs CRUD de Usuario<text:tab/>6</text:a></text:p>
          <text:p text:style-name="P5"><text:a xlink:type="simple" xlink:href="#__RefHeading___Toc131_3223944390" office:name="V. Autenticación y Rutas Protegidas con JWT" text:style-name="Index_20_Link" text:visited-style-name="Index_20_Link">V. Autenticación y Rutas Protegidas con JWT<text:tab/>7</text:a></text:p>
          <text:p text:style-name="P3"><text:a xlink:type="simple" xlink:href="#__RefHeading___Toc446_3223944390" office:name="4. List of Files" text:style-name="Index_20_Link" text:visited-style-name="Index_20_Link">4. List of Files<text:tab/>9</text:a></text:p>
          <text:p text:style-name="P4"><text:a xlink:type="simple" xlink:href="#__RefHeading___Toc448_3223944390" office:name="Archivos de Configuración y Raíz (Root and Configuration Files)" text:style-name="Index_20_Link" text:visited-style-name="Index_20_Link">Archivos de Configuración y Raíz (Root and Configuration Files)<text:tab/>9</text:a></text:p>
          <text:p text:style-name="P5"><text:a xlink:type="simple" xlink:href="#__RefHeading___Toc450_3223944390" office:name="mern-skeleton/.babelrc" text:style-name="Index_20_Link" text:visited-style-name="Index_20_Link">mern-skeleton/.babelrc<text:tab/>9</text:a></text:p>
          <text:p text:style-name="P5"><text:a xlink:type="simple" xlink:href="#__RefHeading___Toc452_3223944390" office:name="mern-skeleton/config/config.js" text:style-name="Index_20_Link" text:visited-style-name="Index_20_Link">mern-skeleton/config/config.js<text:tab/>9</text:a></text:p>
          <text:p text:style-name="P5"><text:a xlink:type="simple" xlink:href="#__RefHeading___Toc454_3223944390" office:name="mern-skeleton/package.json (Fragmento de scripts)" text:style-name="Index_20_Link" text:visited-style-name="Index_20_Link">mern-skeleton/package.json (Fragmento de scripts)<text:tab/>10</text:a></text:p>
          <text:p text:style-name="P5"><text:a xlink:type="simple" xlink:href="#__RefHeading___Toc456_3223944390" office:name="mern-skeleton/template.js" text:style-name="Index_20_Link" text:visited-style-name="Index_20_Link">mern-skeleton/template.js<text:tab/>10</text:a></text:p>
          <text:p text:style-name="P4"><text:a xlink:type="simple" xlink:href="#__RefHeading___Toc458_3223944390" office:name="Archivos del Servidor (server/)" text:style-name="Index_20_Link" text:visited-style-name="Index_20_Link">Archivos del Servidor (server/)<text:tab/>10</text:a></text:p>
          <text:p text:style-name="P5"><text:a xlink:type="simple" xlink:href="#__RefHeading___Toc460_3223944390" office:name="mern-skeleton/server/server.js" text:style-name="Index_20_Link" text:visited-style-name="Index_20_Link">mern-skeleton/server/server.js<text:tab/>10</text:a></text:p>
          <text:p text:style-name="P5"><text:a xlink:type="simple" xlink:href="#__RefHeading___Toc462_3223944390" office:name="mern-skeleton/server/express.js" text:style-name="Index_20_Link" text:visited-style-name="Index_20_Link">mern-skeleton/server/express.js<text:tab/>11</text:a></text:p>
          <text:p text:style-name="P4"><text:a xlink:type="simple" xlink:href="#__RefHeading___Toc464_3223944390" office:name="Módulos de Ayuda (server/helpers/)" text:style-name="Index_20_Link" text:visited-style-name="Index_20_Link">Módulos de Ayuda (server/helpers/)<text:tab/>12</text:a></text:p>
          <text:p text:style-name="P5"><text:a xlink:type="simple" xlink:href="#__RefHeading___Toc466_3223944390" office:name="mern-skeleton/server/helpers/dbErrorHandler.js" text:style-name="Index_20_Link" text:visited-style-name="Index_20_Link">mern-skeleton/server/helpers/dbErrorHandler.js<text:tab/>12</text:a></text:p>
          <text:p text:style-name="P4"><text:a xlink:type="simple" xlink:href="#__RefHeading___Toc468_3223944390" office:name="Modelo (server/models/)" text:style-name="Index_20_Link" text:visited-style-name="Index_20_Link">Modelo (server/models/)<text:tab/>13</text:a></text:p>
          <text:p text:style-name="P5"><text:a xlink:type="simple" xlink:href="#__RefHeading___Toc470_3223944390" office:name="mern-skeleton/server/models/user.model.js" text:style-name="Index_20_Link" text:visited-style-name="Index_20_Link">mern-skeleton/server/models/user.model.js<text:tab/>13</text:a></text:p>
          <text:p text:style-name="P4"><text:a xlink:type="simple" xlink:href="#__RefHeading___Toc472_3223944390" office:name="Rutas (server/routes/)" text:style-name="Index_20_Link" text:visited-style-name="Index_20_Link">Rutas (server/routes/)<text:tab/>15</text:a></text:p>
          <text:p text:style-name="P5"><text:a xlink:type="simple" xlink:href="#__RefHeading___Toc474_3223944390" office:name="mern-skeleton/server/routes/user.routes.js" text:style-name="Index_20_Link" text:visited-style-name="Index_20_Link">mern-skeleton/server/routes/user.routes.js<text:tab/>15</text:a></text:p>
          <text:p text:style-name="P5"><text:a xlink:type="simple" xlink:href="#__RefHeading___Toc476_3223944390" office:name="mern-skeleton/server/routes/auth.routes.js" text:style-name="Index_20_Link" text:visited-style-name="Index_20_Link">mern-skeleton/server/routes/auth.routes.js<text:tab/>16</text:a></text:p>
          <text:p text:style-name="P4"><text:a xlink:type="simple" xlink:href="#__RefHeading___Toc478_3223944390" office:name="Controladores (server/controllers/)" text:style-name="Index_20_Link" text:visited-style-name="Index_20_Link">Controladores (server/controllers/)<text:tab/>17</text:a></text:p>
          <text:p text:style-name="P5"><text:a xlink:type="simple" xlink:href="#__RefHeading___Toc480_3223944390" office:name="mern-skeleton/server/controllers/user.controller.js" text:style-name="Index_20_Link" text:visited-style-name="Index_20_Link">mern-skeleton/server/controllers/user.controller.js<text:tab/>17</text:a></text:p>
          <text:p text:style-name="P5"><text:a xlink:type="simple" xlink:href="#__RefHeading___Toc482_3223944390" office:name="mern-skeleton/server/controllers/auth.controller.js" text:style-name="Index_20_Link" text:visited-style-name="Index_20_Link">mern-skeleton/server/controllers/auth.controller.js<text:tab/>19</text:a></text:p>
        </text:index-body>
      </text:table-of-content>
      <text:p text:style-name="P1"/>
      <text:h text:style-name="P6" text:outline-level="1"><text:bookmark-start text:name="__RefHeading___Toc115_3223944390"/>1.Introduccion<text:bookmark-end text:name="__RefHeading___Toc115_3223944390"/></text:h>
      <text:p text:style-name="Text_20_body"/>
      <text:p text:style-name="Text_20_body">Esta fuente proporciona una guía detallada para <text:span text:style-name="Strong_20_Emphasis">construir la parte backend</text:span> de una aplicación web <text:span text:style-name="Strong_20_Emphasis">MERN</text:span> (MongoDB, Express, React, Node) a partir de cero, enfocándose en la creación de un "esqueleto" reutilizable. El texto <text:span text:style-name="Strong_20_Emphasis">explica la configuración inicial del servidor</text:span>, incluyendo la integración de Express y la conexión a MongoDB a través de Mongoose, y define un <text:span text:style-name="Strong_20_Emphasis">modelo de usuario</text:span> completo con lógica de cifrado de contraseñas y validación de esquema. Además, se <text:span text:style-name="Strong_20_Emphasis">detallan los endpoints de la API</text:span> para las operaciones CRUD (Crear, Leer, Actualizar, Borrar) de usuarios y la <text:span text:style-name="Strong_20_Emphasis">implementación de la autenticación y autorización</text:span> utilizando JSON Web Tokens (JWT) y el middleware <text:span text:style-name="Source_20_Text">express-jwt</text:span> para proteger ciertas rutas. Finalmente, el contenido muestra cómo <text:span text:style-name="Strong_20_Emphasis">probar el backend</text:span> de forma independiente mediante herramientas como Advanced REST Client para verificar la funcionalidad antes de añadir el frontend de React.</text:p>
      <text:p text:style-name="Text_20_body"/>
      <text:h text:style-name="P6" text:outline-level="1"><text:bookmark-start text:name="__RefHeading___Toc117_3223944390"/>2.Mapa Mental<text:bookmark-end text:name="__RefHeading___Toc117_3223944390"/></text:h>
      <text:p text:style-name="Text_20_body"/>
      <text:h text:style-name="P6" text:outline-level="1"><text:bookmark-start text:name="__RefHeading___Toc119_3223944390"/>3.Implementation Plan<text:bookmark-end text:name="__RefHeading___Toc119_3223944390"/></text:h>
      <text:p text:style-name="Text_20_body">La siguiente es una versión textual del plan de implementación para construir el <text:span text:style-name="Emphasis">backend</text:span> del esqueleto de la aplicación MERN (MongoDB, Express, React y Node). Este esqueleto encapsulará funcionalidades rudimentarias repetidas en la mayoría de las aplicaciones MERN, incluyendo <text:span text:style-name="Strong_20_Emphasis">creación, lectura, actualización y eliminación de usuarios (CRUD), además de capacidades de autenticación y autorización (auth)</text:span>.</text:p>
      <text:p text:style-name="Text_20_body">El plan de implementación se enfoca inicialmente en la construcción del <text:span text:style-name="Emphasis">backend</text:span> utilizando Node, Express y MongoDB.</text:p>
      <text:h text:style-name="P7" text:outline-level="3"><text:bookmark-start text:name="__RefHeading___Toc121_3223944390"/>Plan de Implementación del Backend MERN<text:bookmark-end text:name="__RefHeading___Toc121_3223944390"/></text:h>
      <text:h text:style-name="P8" text:outline-level="4"><text:bookmark-start text:name="__RefHeading___Toc123_3223944390"/>I. Configuración y Preparación del Proyecto (Setting up the skeleton backend)<text:bookmark-end text:name="__RefHeading___Toc123_3223944390"/></text:h>
      <text:list text:style-name="L1">
        <text:list-item>
          <text:p text:style-name="P9"><text:span text:style-name="Strong_20_Emphasis">Inicialización del Proyecto:</text:span> Crear la carpeta del proyecto e inicializar el archivo <text:span text:style-name="Source_20_Text">package.json</text:span> (por ejemplo, ejecutando <text:span text:style-name="Source_20_Text">yarn init</text:span> en la línea de comandos). </text:p>
        </text:list-item>
        <text:list-item>
          <text:p text:style-name="P9"><text:span text:style-name="Strong_20_Emphasis">Instalación y Configuración de Dependencias de Desarrollo:</text:span> </text:p>
          <text:list>
            <text:list-item>
              <text:p text:style-name="P9"><text:span text:style-name="Strong_20_Emphasis">Babel:</text:span> Instalar y configurar módulos de Babel (como <text:span text:style-name="Source_20_Text">@babel/core</text:span>, <text:span text:style-name="Source_20_Text">babel-loader</text:span>, <text:span text:style-name="Source_20_Text">@babel/preset-env</text:span>) para compilar código ES6+ a versiones compatibles con Node. </text:p>
            </text:list-item>
            <text:list-item>
              <text:p text:style-name="P9"><text:span text:style-name="Strong_20_Emphasis">Webpack:</text:span> Instalar <text:span text:style-name="Source_20_Text">webpack</text:span>, <text:span text:style-name="Source_20_Text">webpack-cli</text:span> y <text:span text:style-name="Source_20_Text">webpack-node-externals</text:span> para compilar y empaquetar el código del servidor. </text:p>
            </text:list-item>
            <text:list-item>
              <text:p text:style-name="P9"><text:span text:style-name="Strong_20_Emphasis">Nodemon:</text:span> Utilizar Nodemon para monitorear el código del servidor y reiniciarlo automáticamente durante el desarrollo. </text:p>
            </text:list-item>
          </text:list>
        </text:list-item>
        <text:list-item>
          <text:p text:style-name="P9"><text:span text:style-name="Strong_20_Emphasis">Definición de Variables de Configuración:</text:span> Crear el archivo <text:span text:style-name="Source_20_Text">config/config.js</text:span> para definir variables del lado del servidor, como <text:span text:style-name="Source_20_Text">env</text:span> (entorno), <text:span text:style-name="Source_20_Text">port</text:span> (puerto de escucha), <text:span text:style-name="Source_20_Text">jwtSecret</text:span> (clave secreta de JWT) y <text:span text:style-name="Source_20_Text">mongoUri</text:span> (ubicación de la instancia de MongoDB). </text:p>
        </text:list-item>
        <text:list-item>
          <text:p text:style-name="P10"><text:span text:style-name="Strong_20_Emphasis">Scripts de Ejecución:</text:span> Agregar <text:span text:style-name="Emphasis">scripts</text:span> de ejecución a <text:span text:style-name="Source_20_Text">package.json</text:span>, como <text:span text:style-name="Source_20_Text">yarn development</text:span>, que iniciará Nodemon para monitorear y construir los archivos del servidor. </text:p>
        </text:list-item>
      </text:list>
      <text:h text:style-name="P8" text:outline-level="4"><text:bookmark-start text:name="__RefHeading___Toc125_3223944390"/>II. Configuración e Integración del Servidor<text:bookmark-end text:name="__RefHeading___Toc125_3223944390"/></text:h>
      <text:list text:style-name="L2">
        <text:list-item>
          <text:p text:style-name="P11"><text:span text:style-name="Strong_20_Emphasis">Configuración de Express:</text:span> </text:p>
          <text:list>
            <text:list-item>
              <text:p text:style-name="P11">Instalar el módulo <text:span text:style-name="Source_20_Text">express</text:span>. </text:p>
            </text:list-item>
            <text:list-item>
              <text:p text:style-name="P11">Configurar la aplicación Express en <text:span text:style-name="Source_20_Text">server/express.js</text:span> importando y usando módulos middleware: </text:p>
              <text:list>
                <text:list-item>
                  <text:p text:style-name="P11"><text:span text:style-name="Source_20_Text">body-parser</text:span> (para manejar cuerpos de solicitud JSON y URL-encoded). </text:p>
                </text:list-item>
                <text:list-item>
                  <text:p text:style-name="P11"><text:span text:style-name="Source_20_Text">cookie-parser</text:span> (para analizar y establecer cookies). </text:p>
                </text:list-item>
                <text:list-item>
                  <text:p text:style-name="P11"><text:span text:style-name="Source_20_Text">compression</text:span> (para comprimir cuerpos de respuesta). </text:p>
                </text:list-item>
                <text:list-item>
                  <text:p text:style-name="P11"><text:span text:style-name="Source_20_Text">helmet</text:span> (para ayudar a asegurar la aplicación configurando encabezados HTTP). </text:p>
                </text:list-item>
                <text:list-item>
                  <text:p text:style-name="P11"><text:span text:style-name="Source_20_Text">cors</text:span> (para habilitar el uso compartido de recursos de origen cruzado). </text:p>
                </text:list-item>
              </text:list>
            </text:list-item>
          </text:list>
        </text:list-item>
        <text:list-item>
          <text:p text:style-name="P11"><text:soft-page-break/><text:span text:style-name="Strong_20_Emphasis">Inicio del Servidor:</text:span> Implementar el servidor en <text:span text:style-name="Source_20_Text">server/server.js</text:span>, importando las variables de configuración y la aplicación Express para que escuche en el puerto definido (<text:span text:style-name="Source_20_Text">config.port</text:span>). </text:p>
        </text:list-item>
        <text:list-item>
          <text:p text:style-name="P11"><text:span text:style-name="Strong_20_Emphasis">Conexión a MongoDB con Mongoose:</text:span> </text:p>
          <text:list>
            <text:list-item>
              <text:p text:style-name="P11">Instalar el módulo <text:span text:style-name="Source_20_Text">mongoose</text:span>. </text:p>
            </text:list-item>
            <text:list-item>
              <text:p text:style-name="P11">Actualizar <text:span text:style-name="Source_20_Text">server/server.js</text:span> para importar Mongoose, configurar las promesas nativas y establecer la conexión con la base de datos MongoDB utilizando <text:span text:style-name="Source_20_Text">config.mongoUri</text:span>. </text:p>
            </text:list-item>
          </text:list>
        </text:list-item>
        <text:list-item>
          <text:p text:style-name="P12"><text:span text:style-name="Strong_20_Emphasis">Servir Plantilla HTML Inicial:</text:span> Extender el servidor para que sirva una plantilla HTML simple ("Hello World") en respuesta a una solicitud GET a la URL raíz (<text:span text:style-name="Source_20_Text">/</text:span>). </text:p>
        </text:list-item>
      </text:list>
      <text:h text:style-name="P8" text:outline-level="4"><text:bookmark-start text:name="__RefHeading___Toc127_3223944390"/>III. Implementación del Modelo de Usuario (Mongoose)<text:bookmark-end text:name="__RefHeading___Toc127_3223944390"/></text:h>
      <text:list text:style-name="L3">
        <text:list-item>
          <text:p text:style-name="P13"><text:span text:style-name="Strong_20_Emphasis">Definición del Esquema de Usuario:</text:span> Implementar el modelo de usuario en <text:span text:style-name="Source_20_Text">server/models/user.model.js</text:span>. El esquema (<text:span text:style-name="Source_20_Text">UserSchema</text:span>) debe definir los siguientes campos: </text:p>
          <text:list>
            <text:list-item>
              <text:p text:style-name="P13"><text:span text:style-name="Source_20_Text">name</text:span> (String, requerido). </text:p>
            </text:list-item>
            <text:list-item>
              <text:p text:style-name="P13"><text:span text:style-name="Source_20_Text">email</text:span> (String, requerido, único y con formato de correo válido). </text:p>
            </text:list-item>
            <text:list-item>
              <text:p text:style-name="P13"><text:span text:style-name="Source_20_Text">hashed_password</text:span> (String, requerido). </text:p>
            </text:list-item>
            <text:list-item>
              <text:p text:style-name="P13"><text:span text:style-name="Source_20_Text">salt</text:span> (String). </text:p>
            </text:list-item>
            <text:list-item>
              <text:p text:style-name="P13"><text:span text:style-name="Source_20_Text">created</text:span> y <text:span text:style-name="Source_20_Text">updated</text:span> (Date, generados automáticamente). </text:p>
            </text:list-item>
          </text:list>
        </text:list-item>
        <text:list-item>
          <text:p text:style-name="P13"><text:span text:style-name="Strong_20_Emphasis">Manejo de Contraseñas (Campo Virtual y Métodos):</text:span> </text:p>
          <text:list>
            <text:list-item>
              <text:p text:style-name="P13"><text:span text:style-name="Strong_20_Emphasis">Campo Virtual </text:span><text:span text:style-name="Strong_20_Emphasis"><text:span text:style-name="Source_20_Text">password</text:span></text:span><text:span text:style-name="Strong_20_Emphasis">:</text:span> Manejar la contraseña recibida como un campo virtual (<text:span text:style-name="Source_20_Text">.virtual('password')</text:span>), el cual, al establecerse, genera un valor <text:span text:style-name="Source_20_Text">salt</text:span> único y una <text:span text:style-name="Source_20_Text">hashed_password</text:span> cifrada. </text:p>
            </text:list-item>
            <text:list-item>
              <text:p text:style-name="P13"><text:span text:style-name="Strong_20_Emphasis">Métodos del Esquema:</text:span> Definir métodos (<text:span text:style-name="Source_20_Text">UserSchema.methods</text:span>) para <text:span text:style-name="Source_20_Text">authenticate</text:span> (verifica la contraseña), <text:span text:style-name="Source_20_Text">encryptPassword</text:span> (genera el hash cifrado usando <text:span text:style-name="Source_20_Text">sha1</text:span> y el <text:span text:style-name="Emphasis">salt</text:span>) y <text:span text:style-name="Source_20_Text">makeSalt</text:span> (genera el valor <text:span text:style-name="Emphasis">salt</text:span> único y aleatorio). </text:p>
            </text:list-item>
            <text:list-item>
              <text:p text:style-name="P13"><text:span text:style-name="Strong_20_Emphasis">Validación de Contraseña:</text:span> Añadir lógica de validación personalizada al campo <text:span text:style-name="Source_20_Text">hashed_password</text:span> para asegurar que la contraseña tenga al menos seis caracteres y que sea provista en la creación de un nuevo usuario. </text:p>
            </text:list-item>
          </text:list>
        </text:list-item>
        <text:list-item>
          <text:p text:style-name="P14"><text:span text:style-name="Strong_20_Emphasis">Manejo de Errores de Mongoose:</text:span> Implementar el módulo de ayuda (<text:span text:style-name="Source_20_Text">server/helpers/dbErrorHandler.js</text:span>) con la función <text:span text:style-name="Source_20_Text">getErrorMessage</text:span> para analizar y devolver mensajes de error legibles (incluyendo errores de validación y errores de restricción única como el <text:span text:style-name="Source_20_Text">11000</text:span>/<text:span text:style-name="Source_20_Text">11001</text:span>). </text:p>
        </text:list-item>
      </text:list>
      <text:h text:style-name="P8" text:outline-level="4"><text:bookmark-start text:name="__RefHeading___Toc129_3223944390"/>IV. Implementación de APIs CRUD de Usuario<text:bookmark-end text:name="__RefHeading___Toc129_3223944390"/></text:h>
      <text:list text:style-name="L4">
        <text:list-item>
          <text:p text:style-name="P15"><text:span text:style-name="Strong_20_Emphasis">Definición de Rutas de Usuario:</text:span> </text:p>
          <text:list>
            <text:list-item>
              <text:p text:style-name="P15">Montar las rutas de usuario (<text:span text:style-name="Source_20_Text">user.routes</text:span>) en la aplicación Express. </text:p>
            </text:list-item>
            <text:list-item>
              <text:p text:style-name="P15">Definir las rutas en <text:span text:style-name="Source_20_Text">server/routes/user.routes.js</text:span> utilizando <text:span text:style-name="Source_20_Text">express.Router()</text:span>: </text:p>
              <text:list>
                <text:list-item>
                  <text:p text:style-name="P15"><text:span text:style-name="Source_20_Text">/api/users</text:span>: <text:span text:style-name="Strong_20_Emphasis">GET</text:span> (Listar usuarios) y <text:span text:style-name="Strong_20_Emphasis">POST</text:span> (Crear usuario). </text:p>
                </text:list-item>
                <text:list-item>
                  <text:p text:style-name="P15"><text:soft-page-break/><text:span text:style-name="Source_20_Text">/api/users/:userId</text:span>: <text:span text:style-name="Strong_20_Emphasis">GET</text:span> (Obtener un usuario), <text:span text:style-name="Strong_20_Emphasis">PUT</text:span> (Actualizar un usuario) y <text:span text:style-name="Strong_20_Emphasis">DELETE</text:span> (Eliminar un usuario). </text:p>
                </text:list-item>
              </text:list>
            </text:list-item>
          </text:list>
        </text:list-item>
        <text:list-item>
          <text:p text:style-name="P15"><text:span text:style-name="Strong_20_Emphasis">Controlador de Usuario (</text:span><text:span text:style-name="Strong_20_Emphasis"><text:span text:style-name="Source_20_Text">user.controller.js</text:span></text:span><text:span text:style-name="Strong_20_Emphasis">):</text:span> </text:p>
          <text:list>
            <text:list-item>
              <text:p text:style-name="P15">Definir las funciones controladoras correspondientes (<text:span text:style-name="Source_20_Text">create</text:span>, <text:span text:style-name="Source_20_Text">list</text:span>, <text:span text:style-name="Source_20_Text">userByID</text:span>, <text:span text:style-name="Source_20_Text">read</text:span>, <text:span text:style-name="Source_20_Text">update</text:span>, <text:span text:style-name="Source_20_Text">remove</text:span>). </text:p>
            </text:list-item>
            <text:list-item>
              <text:p text:style-name="P15"><text:span text:style-name="Strong_20_Emphasis"><text:span text:style-name="Source_20_Text">create</text:span></text:span><text:span text:style-name="Strong_20_Emphasis">:</text:span> Recibe el objeto JSON del usuario en <text:span text:style-name="Source_20_Text">req.body</text:span>, crea una nueva instancia de <text:span text:style-name="Source_20_Text">User</text:span> y la guarda en la base de datos. </text:p>
            </text:list-item>
            <text:list-item>
              <text:p text:style-name="P15"><text:span text:style-name="Strong_20_Emphasis"><text:span text:style-name="Source_20_Text">list</text:span></text:span><text:span text:style-name="Strong_20_Emphasis">:</text:span> Consulta todos los usuarios, seleccionando solo los campos <text:span text:style-name="Source_20_Text">name</text:span>, <text:span text:style-name="Source_20_Text">email</text:span>, <text:span text:style-name="Source_20_Text">updated</text:span> y <text:span text:style-name="Source_20_Text">created</text:span>. </text:p>
            </text:list-item>
            <text:list-item>
              <text:p text:style-name="P15"><text:span text:style-name="Strong_20_Emphasis"><text:span text:style-name="Source_20_Text">userByID</text:span></text:span><text:span text:style-name="Strong_20_Emphasis">:</text:span> Configurado como un parámetro de ruta (<text:span text:style-name="Source_20_Text">router.param('userId', userCtrl.userByID)</text:span>) para cargar el usuario coincidente por ID en <text:span text:style-name="Source_20_Text">req.profile</text:span> antes de que se ejecuten las funciones <text:span text:style-name="Source_20_Text">read</text:span>, <text:span text:style-name="Source_20_Text">update</text:span> o <text:span text:style-name="Source_20_Text">remove</text:span>. </text:p>
            </text:list-item>
            <text:list-item>
              <text:p text:style-name="P15"><text:span text:style-name="Strong_20_Emphasis"><text:span text:style-name="Source_20_Text">read</text:span></text:span><text:span text:style-name="Strong_20_Emphasis">:</text:span> Devuelve <text:span text:style-name="Source_20_Text">req.profile</text:span> después de eliminar información sensible (como <text:span text:style-name="Source_20_Text">hashed_password</text:span> y <text:span text:style-name="Source_20_Text">salt</text:span>). </text:p>
            </text:list-item>
            <text:list-item>
              <text:p text:style-name="P15"><text:span text:style-name="Strong_20_Emphasis"><text:span text:style-name="Source_20_Text">update</text:span></text:span><text:span text:style-name="Strong_20_Emphasis">:</text:span> Utiliza <text:span text:style-name="Source_20_Text">lodash/extend</text:span> para fusionar los cambios de <text:span text:style-name="Source_20_Text">req.body</text:span> con los datos del usuario cargado (<text:span text:style-name="Source_20_Text">req.profile</text:span>), actualiza la marca de tiempo <text:span text:style-name="Source_20_Text">updated</text:span> y guarda el usuario, devolviendo el objeto sin datos sensibles. </text:p>
            </text:list-item>
            <text:list-item>
              <text:p text:style-name="P16"><text:span text:style-name="Strong_20_Emphasis"><text:span text:style-name="Source_20_Text">remove</text:span></text:span><text:span text:style-name="Strong_20_Emphasis">:</text:span> Elimina el usuario cargado (<text:span text:style-name="Source_20_Text">req.profile</text:span>) de la base de datos y devuelve el objeto del usuario eliminado. </text:p>
            </text:list-item>
          </text:list>
        </text:list-item>
      </text:list>
      <text:h text:style-name="P8" text:outline-level="4"><text:bookmark-start text:name="__RefHeading___Toc131_3223944390"/>V. Autenticación y Rutas Protegidas con JWT<text:bookmark-end text:name="__RefHeading___Toc131_3223944390"/></text:h>
      <text:list text:style-name="L5">
        <text:list-item>
          <text:p text:style-name="P17"><text:span text:style-name="Strong_20_Emphasis">Definición de Rutas de Autenticación:</text:span> </text:p>
          <text:list>
            <text:list-item>
              <text:p text:style-name="P17">Montar las rutas de autenticación (<text:span text:style-name="Source_20_Text">auth.routes</text:span>) en la aplicación Express. </text:p>
            </text:list-item>
            <text:list-item>
              <text:p text:style-name="P17">Definir las rutas en <text:span text:style-name="Source_20_Text">server/routes/auth.routes.js</text:span>: </text:p>
              <text:list>
                <text:list-item>
                  <text:p text:style-name="P17"><text:span text:style-name="Source_20_Text">/auth/signin</text:span>: <text:span text:style-name="Strong_20_Emphasis">POST</text:span> (Para autenticar al usuario). </text:p>
                </text:list-item>
                <text:list-item>
                  <text:p text:style-name="P17"><text:span text:style-name="Source_20_Text">/auth/signout</text:span>: <text:span text:style-name="Strong_20_Emphasis">GET</text:span> (Para cerrar la sesión y limpiar la <text:span text:style-name="Emphasis">cookie</text:span> opcional). </text:p>
                </text:list-item>
              </text:list>
            </text:list-item>
          </text:list>
        </text:list-item>
        <text:list-item>
          <text:p text:style-name="P17"><text:span text:style-name="Strong_20_Emphasis">Controlador de Autenticación (</text:span><text:span text:style-name="Strong_20_Emphasis"><text:span text:style-name="Source_20_Text">auth.controller.js</text:span></text:span><text:span text:style-name="Strong_20_Emphasis">):</text:span> </text:p>
          <text:list>
            <text:list-item>
              <text:p text:style-name="P17"><text:span text:style-name="Strong_20_Emphasis"><text:span text:style-name="Source_20_Text">signin</text:span></text:span><text:span text:style-name="Strong_20_Emphasis">:</text:span> Busca al usuario por <text:span text:style-name="Emphasis">email</text:span>. Si lo encuentra, verifica la contraseña utilizando el método <text:span text:style-name="Source_20_Text">authenticate</text:span> del modelo de usuario. Si es exitoso, genera un JWT firmado con el ID de usuario y la clave secreta (<text:span text:style-name="Source_20_Text">config.jwtSecret</text:span>), establece la <text:span text:style-name="Emphasis">cookie</text:span> si es necesario, y devuelve el token junto con los detalles del usuario. </text:p>
            </text:list-item>
            <text:list-item>
              <text:p text:style-name="P17"><text:span text:style-name="Strong_20_Emphasis"><text:span text:style-name="Source_20_Text">signout</text:span></text:span><text:span text:style-name="Strong_20_Emphasis">:</text:span> Limpia la <text:span text:style-name="Emphasis">cookie</text:span> de respuesta que contiene el JWT. </text:p>
            </text:list-item>
          </text:list>
        </text:list-item>
        <text:list-item>
          <text:p text:style-name="P17"><text:span text:style-name="Strong_20_Emphasis">Protección de Rutas con </text:span><text:span text:style-name="Strong_20_Emphasis"><text:span text:style-name="Source_20_Text">express-jwt</text:span></text:span><text:span text:style-name="Strong_20_Emphasis">:</text:span> </text:p>
          <text:list>
            <text:list-item>
              <text:p text:style-name="P17">Instalar el módulo <text:span text:style-name="Source_20_Text">express-jwt</text:span>. </text:p>
            </text:list-item>
            <text:list-item>
              <text:p text:style-name="P17"><text:span text:style-name="Strong_20_Emphasis"><text:span text:style-name="Source_20_Text">requireSignin</text:span></text:span><text:span text:style-name="Strong_20_Emphasis">:</text:span> Implementar esta función controladora usando <text:span text:style-name="Source_20_Text">express-jwt</text:span> para validar si la solicitud entrante tiene un JWT válido en el encabezado <text:span text:style-name="Source_20_Text">Authorization</text:span>. Si es válido, adjunta el ID de usuario verificado a <text:span text:style-name="Source_20_Text">req.auth</text:span>. </text:p>
            </text:list-item>
            <text:list-item>
              <text:p text:style-name="P17"><text:span text:style-name="Strong_20_Emphasis"><text:span text:style-name="Source_20_Text">hasAuthorization</text:span></text:span><text:span text:style-name="Strong_20_Emphasis">:</text:span> Implementar esta función para verificar que el usuario autenticado (de <text:span text:style-name="Source_20_Text">req.auth</text:span>) es el mismo que el usuario al que se intenta acceder (de <text:span text:style-name="Source_20_Text">req.profile</text:span>). </text:p>
            </text:list-item>
            <text:list-item>
              <text:p text:style-name="P17"><text:soft-page-break/><text:span text:style-name="Strong_20_Emphasis">Actualización de Rutas de Usuario:</text:span> Añadir el middleware <text:span text:style-name="Source_20_Text">authCtrl.requireSignin</text:span> a las rutas <text:span text:style-name="Strong_20_Emphasis">GET, PUT y DELETE</text:span> en <text:span text:style-name="Source_20_Text">/api/users/:userId</text:span>. Añadir <text:span text:style-name="Source_20_Text">authCtrl.hasAuthorization</text:span> a las rutas <text:span text:style-name="Strong_20_Emphasis">PUT y DELETE</text:span>. </text:p>
            </text:list-item>
          </text:list>
        </text:list-item>
        <text:list-item>
          <text:p text:style-name="P18"><text:span text:style-name="Strong_20_Emphasis">Manejo de Errores de Auth:</text:span> Agregar código de captura de errores a <text:span text:style-name="Source_20_Text">server/express.js</text:span> para manejar específicamente el error <text:span text:style-name="Source_20_Text">UnauthorizedError</text:span> lanzado por <text:span text:style-name="Source_20_Text">express-jwt</text:span> cuando un token no puede ser validado, devolviendo un estado <text:span text:style-name="Source_20_Text">401</text:span>. </text:p>
        </text:list-item>
      </text:list>
      <text:p text:style-name="Text_20_body">Una vez completadas estas fases, se tendrá un <text:span text:style-name="Emphasis">backend</text:span> funcional y autónomo que admite cuentas de usuario con operaciones CRUD básicas y seguridad JWT. Este <text:span text:style-name="Emphasis">backend</text:span> está listo para integrarse con un <text:span text:style-name="Emphasis">frontend</text:span> React.</text:p>
      <text:h text:style-name="P6" text:outline-level="1"><text:bookmark-start text:name="__RefHeading___Toc446_3223944390"/>4. List of Files<text:bookmark-end text:name="__RefHeading___Toc446_3223944390"/></text:h>
      <text:p text:style-name="P19">Para construir el <text:span text:style-name="Emphasis">backend</text:span> del esqueleto MERN, los siguientes son los contenidos de código de los archivos definidos en la estructura del proyecto, extraídos directamente de las fuentes proporcionadas.</text:p>
      <text:h text:style-name="P20" text:outline-level="3"><text:bookmark-start text:name="__RefHeading___Toc448_3223944390"/>Archivos de Configuración y Raíz (Root and Configuration Files)<text:bookmark-end text:name="__RefHeading___Toc448_3223944390"/></text:h>
      <text:h text:style-name="P21" text:outline-level="4"><text:bookmark-start text:name="__RefHeading___Toc450_3223944390"/><text:span text:style-name="Source_20_Text">mern-skeleton/.babelrc</text:span><text:bookmark-end text:name="__RefHeading___Toc450_3223944390"/></text:h>
      <text:p text:style-name="P22">Este archivo configura Babel para compilar el código ES6+ del <text:span text:style-name="Emphasis">backend</text:span> para que sea compatible con la versión actual de Node.</text:p>
      <text:p text:style-name="P23"><text:span text:style-name="Source_20_Text">{</text:span></text:p>
      <text:p text:style-name="P23"><text:span text:style-name="Source_20_Text"><text:s text:c="2"/>"presets": [</text:span></text:p>
      <text:p text:style-name="P23"><text:span text:style-name="Source_20_Text"><text:s text:c="4"/>["@babel/preset-env",</text:span></text:p>
      <text:p text:style-name="P23"><text:span text:style-name="Source_20_Text"><text:s text:c="6"/>{</text:span></text:p>
      <text:p text:style-name="P23"><text:span text:style-name="Source_20_Text"><text:s text:c="8"/>"targets": {</text:span></text:p>
      <text:p text:style-name="P23"><text:span text:style-name="Source_20_Text"><text:s text:c="10"/>"node": "current"</text:span></text:p>
      <text:p text:style-name="P23"><text:span text:style-name="Source_20_Text"><text:s text:c="8"/>}</text:span></text:p>
      <text:p text:style-name="P23"><text:span text:style-name="Source_20_Text"><text:s text:c="6"/>}</text:span></text:p>
      <text:p text:style-name="P23"><text:span text:style-name="Source_20_Text"><text:s text:c="4"/>]</text:span></text:p>
      <text:p text:style-name="P23"><text:span text:style-name="Source_20_Text"><text:s text:c="2"/>]</text:span></text:p>
      <text:p text:style-name="P23"><text:span text:style-name="Source_20_Text">}</text:span></text:p>
      <text:h text:style-name="P21" text:outline-level="4"><text:bookmark-start text:name="__RefHeading___Toc452_3223944390"/><text:span text:style-name="Source_20_Text">mern-skeleton/config/config.js</text:span><text:bookmark-end text:name="__RefHeading___Toc452_3223944390"/></text:h>
      <text:p text:style-name="P22">Este archivo define las variables de configuración del lado del servidor, como el entorno, el puerto, la clave secreta JWT y la URI de MongoDB.</text:p>
      <text:p text:style-name="P23"><text:span text:style-name="Source_20_Text">const config = {</text:span></text:p>
      <text:p text:style-name="P23"><text:span text:style-name="Source_20_Text"><text:s text:c="2"/>env: process.env.NODE_ENV || 'development',</text:span></text:p>
      <text:p text:style-name="P23"><text:span text:style-name="Source_20_Text"><text:s text:c="2"/>port: process.env.PORT || 3000,</text:span></text:p>
      <text:p text:style-name="P23"><text:span text:style-name="Source_20_Text"><text:s text:c="2"/>jwtSecret: process.env.JWT_SECRET || "YOUR_secret_key",</text:span></text:p>
      <text:p text:style-name="P23"><text:span text:style-name="Source_20_Text"><text:s text:c="2"/>mongoUri: process.env.MONGODB_URI ||</text:span></text:p>
      <text:p text:style-name="P23"><text:span text:style-name="Source_20_Text"><text:s text:c="4"/>process.env.MONGO_HOST ||</text:span></text:p>
      <text:p text:style-name="P23"><text:span text:style-name="Source_20_Text"><text:s text:c="4"/>'mongodb://' + (process.env.IP || 'localhost') + ':' +</text:span></text:p>
      <text:p text:style-name="P23"><text:span text:style-name="Source_20_Text"><text:s text:c="4"/>(process.env.MONGO_PORT || '27017') +</text:span></text:p>
      <text:p text:style-name="P23"><text:span text:style-name="Source_20_Text"><text:s text:c="4"/>'/mernproject'</text:span></text:p>
      <text:p text:style-name="P23"><text:span text:style-name="Source_20_Text">}</text:span></text:p>
      <text:p text:style-name="P23"><text:span text:style-name="Source_20_Text">export default config</text:span></text:p>
      <text:h text:style-name="P21" text:outline-level="4"><text:bookmark-start text:name="__RefHeading___Toc454_3223944390"/><text:soft-page-break/><text:span text:style-name="Source_20_Text">mern-skeleton/package.json</text:span> (Fragmento de scripts)<text:bookmark-end text:name="__RefHeading___Toc454_3223944390"/></text:h>
      <text:p text:style-name="P22">Este fragmento muestra el <text:span text:style-name="Emphasis">script</text:span> de desarrollo que se utilizará para iniciar Nodemon.</text:p>
      <text:p text:style-name="P23"><text:span text:style-name="Source_20_Text">"scripts": {</text:span></text:p>
      <text:p text:style-name="P23"><text:span text:style-name="Source_20_Text"><text:s text:c="4"/>"development": "nodemon"</text:span></text:p>
      <text:p text:style-name="P23"><text:span text:style-name="Source_20_Text"><text:s/>}</text:span></text:p>
      <text:h text:style-name="P21" text:outline-level="4"><text:bookmark-start text:name="__RefHeading___Toc456_3223944390"/><text:span text:style-name="Source_20_Text">mern-skeleton/template.js</text:span><text:bookmark-end text:name="__RefHeading___Toc456_3223944390"/></text:h>
      <text:p text:style-name="P22">Esta función exporta una plantilla HTML simple para servir en la URL raíz.</text:p>
      <text:p text:style-name="P23"><text:span text:style-name="Source_20_Text">export default () =&gt; {</text:span></text:p>
      <text:p text:style-name="P23"><text:span text:style-name="Source_20_Text"><text:s text:c="4"/>return `&lt;!doctype html&gt;</text:span></text:p>
      <text:p text:style-name="P23"><text:span text:style-name="Source_20_Text"><text:s text:c="6"/>&lt;html lang="en"&gt;</text:span></text:p>
      <text:p text:style-name="P23"><text:span text:style-name="Source_20_Text"><text:s text:c="10"/>&lt;head&gt;</text:span></text:p>
      <text:p text:style-name="P23"><text:span text:style-name="Source_20_Text"><text:s text:c="13"/>&lt;meta charset="utf-8"&gt;</text:span></text:p>
      <text:p text:style-name="P23"><text:span text:style-name="Source_20_Text"><text:s text:c="13"/>&lt;title&gt;MERN Skeleton&lt;/title&gt;</text:span></text:p>
      <text:p text:style-name="P23"><text:span text:style-name="Source_20_Text"><text:s text:c="10"/>&lt;/head&gt;</text:span></text:p>
      <text:p text:style-name="P23"><text:span text:style-name="Source_20_Text"><text:s text:c="10"/>&lt;body&gt;</text:span></text:p>
      <text:p text:style-name="P23"><text:span text:style-name="Source_20_Text"><text:s text:c="12"/>&lt;div id="root"&gt;Hello World&lt;/div&gt;</text:span></text:p>
      <text:p text:style-name="P23"><text:span text:style-name="Source_20_Text"><text:s text:c="10"/>&lt;/body&gt;</text:span></text:p>
      <text:p text:style-name="P23"><text:span text:style-name="Source_20_Text"><text:s text:c="6"/>&lt;/html&gt;`</text:span></text:p>
      <text:p text:style-name="P23"><text:span text:style-name="Source_20_Text">}</text:span></text:p>
      <text:p text:style-name="P24"/>
      <text:h text:style-name="P20" text:outline-level="3"><text:bookmark-start text:name="__RefHeading___Toc458_3223944390"/>Archivos del Servidor (<text:span text:style-name="Source_20_Text">server/</text:span>)<text:bookmark-end text:name="__RefHeading___Toc458_3223944390"/></text:h>
      <text:h text:style-name="P21" text:outline-level="4"><text:bookmark-start text:name="__RefHeading___Toc460_3223944390"/><text:span text:style-name="Source_20_Text">mern-skeleton/server/server.js</text:span><text:bookmark-end text:name="__RefHeading___Toc460_3223944390"/></text:h>
      <text:p text:style-name="P22">Este archivo configura la conexión a MongoDB usando Mongoose y levanta el servidor Express en el puerto definido.</text:p>
      <text:p text:style-name="P23"><text:span text:style-name="Source_20_Text">import config from './../config/config'</text:span></text:p>
      <text:p text:style-name="P23"><text:span text:style-name="Source_20_Text">import app from './express'</text:span></text:p>
      <text:p text:style-name="P23"><text:span text:style-name="Source_20_Text">import mongoose from 'mongoose'</text:span></text:p>
      <text:p text:style-name="P23"/>
      <text:p text:style-name="P23"><text:span text:style-name="Source_20_Text">mongoose.Promise = global.Promise</text:span></text:p>
      <text:p text:style-name="P23"><text:span text:style-name="Source_20_Text">mongoose.connect(config.mongoUri, { useNewUrlParser: true,</text:span></text:p>
      <text:p text:style-name="P23"><text:span text:style-name="Source_20_Text"><text:s text:c="36"/>useCreateIndex: true,</text:span></text:p>
      <text:p text:style-name="P23"><text:span text:style-name="Source_20_Text"><text:s text:c="36"/>useUnifiedTopology: true } )</text:span></text:p>
      <text:p text:style-name="P23"><text:span text:style-name="Source_20_Text">mongoose.connection.on('error', () =&gt; {</text:span></text:p>
      <text:p text:style-name="P23"><text:span text:style-name="Source_20_Text"><text:s text:c="2"/>throw new Error(`unable to connect to database: ${mongoUri}`)</text:span></text:p>
      <text:p text:style-name="P23"><text:soft-page-break/><text:span text:style-name="Source_20_Text">})</text:span></text:p>
      <text:p text:style-name="P23"/>
      <text:p text:style-name="P23"><text:span text:style-name="Source_20_Text">app.listen(config.port, (err) =&gt; {</text:span></text:p>
      <text:p text:style-name="P23"><text:span text:style-name="Source_20_Text"><text:s text:c="2"/>if (err) {</text:span></text:p>
      <text:p text:style-name="P23"><text:span text:style-name="Source_20_Text"><text:s text:c="4"/>console.log(err)</text:span></text:p>
      <text:p text:style-name="P23"><text:span text:style-name="Source_20_Text"><text:s text:c="2"/>}</text:span></text:p>
      <text:p text:style-name="P23"><text:span text:style-name="Source_20_Text"><text:s text:c="2"/>console.info('Server started on port %s.', config.port)</text:span></text:p>
      <text:p text:style-name="P23"><text:span text:style-name="Source_20_Text">})</text:span></text:p>
      <text:h text:style-name="P21" text:outline-level="4"><text:bookmark-start text:name="__RefHeading___Toc462_3223944390"/><text:span text:style-name="Source_20_Text">mern-skeleton/server/express.js</text:span><text:bookmark-end text:name="__RefHeading___Toc462_3223944390"/></text:h>
      <text:p text:style-name="P22">Este archivo configura la aplicación Express, incluyendo varios <text:span text:style-name="Emphasis">middleware</text:span> (como <text:span text:style-name="Source_20_Text">body-parser</text:span>, <text:span text:style-name="Source_20_Text">helmet</text:span>, <text:span text:style-name="Source_20_Text">cors</text:span>), monta las rutas de usuario y autenticación, y añade el manejo de errores JWT.</text:p>
      <text:p text:style-name="P23"><text:span text:style-name="Source_20_Text">import express from 'express'</text:span></text:p>
      <text:p text:style-name="P23"><text:span text:style-name="Source_20_Text">import bodyParser from 'body-parser'</text:span></text:p>
      <text:p text:style-name="P23"><text:span text:style-name="Source_20_Text">import cookieParser from 'cookie-parser'</text:span></text:p>
      <text:p text:style-name="P23"><text:span text:style-name="Source_20_Text">import compress from 'compression'</text:span></text:p>
      <text:p text:style-name="P23"><text:span text:style-name="Source_20_Text">import cors from 'cors'</text:span></text:p>
      <text:p text:style-name="P23"><text:span text:style-name="Source_20_Text">import helmet from 'helmet'</text:span></text:p>
      <text:p text:style-name="P23"><text:span text:style-name="Source_20_Text">import Template from './../template'</text:span></text:p>
      <text:p text:style-name="P23"><text:span text:style-name="Source_20_Text">import userRoutes from './routes/user.routes'</text:span></text:p>
      <text:p text:style-name="P23"><text:span text:style-name="Source_20_Text">import authRoutes from './routes/auth.routes'</text:span></text:p>
      <text:p text:style-name="P23"/>
      <text:p text:style-name="P23"><text:span text:style-name="Source_20_Text">const app = express()</text:span></text:p>
      <text:p text:style-name="P23"/>
      <text:p text:style-name="P23"><text:span text:style-name="Source_20_Text">app.use(bodyParser.json())</text:span></text:p>
      <text:p text:style-name="P23"><text:span text:style-name="Source_20_Text">app.use(bodyParser.urlencoded({ extended: true }))</text:span></text:p>
      <text:p text:style-name="P23"><text:span text:style-name="Source_20_Text">app.use(cookieParser())</text:span></text:p>
      <text:p text:style-name="P23"><text:span text:style-name="Source_20_Text">app.use(compress())</text:span></text:p>
      <text:p text:style-name="P23"><text:span text:style-name="Source_20_Text">app.use(helmet())</text:span></text:p>
      <text:p text:style-name="P23"><text:span text:style-name="Source_20_Text">app.use(cors())</text:span></text:p>
      <text:p text:style-name="P23"/>
      <text:p text:style-name="P23"><text:span text:style-name="Source_20_Text">// Montar rutas</text:span></text:p>
      <text:p text:style-name="P23"><text:span text:style-name="Source_20_Text">app.use('/', userRoutes)</text:span></text:p>
      <text:p text:style-name="P23"><text:span text:style-name="Source_20_Text">app.use('/', authRoutes)</text:span></text:p>
      <text:p text:style-name="P23"/>
      <text:p text:style-name="P23"><text:soft-page-break/><text:span text:style-name="Source_20_Text">// Servir plantilla HTML en la raíz</text:span></text:p>
      <text:p text:style-name="P23"><text:span text:style-name="Source_20_Text">app.get('/', (req, res) =&gt; {</text:span></text:p>
      <text:p text:style-name="P23"><text:span text:style-name="Source_20_Text"><text:s/>res.status(200).send(Template())</text:span></text:p>
      <text:p text:style-name="P23"><text:span text:style-name="Source_20_Text">})</text:span></text:p>
      <text:p text:style-name="P23"/>
      <text:p text:style-name="P23"><text:span text:style-name="Source_20_Text">// Manejo de errores de autenticación (express-jwt)</text:span></text:p>
      <text:p text:style-name="P23"><text:span text:style-name="Source_20_Text">app.use((err, req, res, next) =&gt; {</text:span></text:p>
      <text:p text:style-name="P23"><text:span text:style-name="Source_20_Text"><text:s text:c="2"/>if (err.name === 'UnauthorizedError') {</text:span></text:p>
      <text:p text:style-name="P23"><text:span text:style-name="Source_20_Text"><text:s text:c="4"/>res.status(401).json({"error" : err.name + ": " + err.message})</text:span></text:p>
      <text:p text:style-name="P23"><text:span text:style-name="Source_20_Text"><text:s text:c="2"/>}else if (err) {</text:span></text:p>
      <text:p text:style-name="P23"><text:span text:style-name="Source_20_Text"><text:s text:c="4"/>res.status(400).json({"error" : err.name + ": " + err.message})</text:span></text:p>
      <text:p text:style-name="P23"><text:span text:style-name="Source_20_Text"><text:s text:c="4"/>console.log(err)</text:span></text:p>
      <text:p text:style-name="P23"><text:span text:style-name="Source_20_Text"><text:s text:c="2"/>}</text:span></text:p>
      <text:p text:style-name="P23"><text:span text:style-name="Source_20_Text">})</text:span></text:p>
      <text:p text:style-name="P23"/>
      <text:p text:style-name="P23"><text:span text:style-name="Source_20_Text">export default app</text:span></text:p>
      <text:p text:style-name="P24"/>
      <text:h text:style-name="P20" text:outline-level="3"><text:bookmark-start text:name="__RefHeading___Toc464_3223944390"/>Módulos de Ayuda (<text:span text:style-name="Source_20_Text">server/helpers/</text:span>)<text:bookmark-end text:name="__RefHeading___Toc464_3223944390"/></text:h>
      <text:h text:style-name="P21" text:outline-level="4"><text:bookmark-start text:name="__RefHeading___Toc466_3223944390"/><text:span text:style-name="Source_20_Text">mern-skeleton/server/helpers/dbErrorHandler.js</text:span><text:bookmark-end text:name="__RefHeading___Toc466_3223944390"/></text:h>
      <text:p text:style-name="P22">Este módulo proporciona funciones para analizar y devolver mensajes de error legibles de Mongoose, incluyendo errores de validación y errores de restricción única (códigos <text:span text:style-name="Source_20_Text">11000</text:span>/<text:span text:style-name="Source_20_Text">11001</text:span>).</text:p>
      <text:p text:style-name="P23"><text:span text:style-name="Source_20_Text">const getUniqueErrorMessage = (err) =&gt; {</text:span></text:p>
      <text:p text:style-name="P23"><text:span text:style-name="Source_20_Text"><text:s text:c="2"/>let output</text:span></text:p>
      <text:p text:style-name="P23"><text:span text:style-name="Source_20_Text"><text:s text:c="2"/>try {</text:span></text:p>
      <text:p text:style-name="P23"><text:span text:style-name="Source_20_Text"><text:s text:c="6"/>let fieldName =</text:span></text:p>
      <text:p text:style-name="P23"><text:span text:style-name="Source_20_Text"><text:s text:c="6"/>err.message.substring(err.message.lastIndexOf('.$') + 2,</text:span></text:p>
      <text:p text:style-name="P23"><text:span text:style-name="Source_20_Text"><text:s text:c="6"/>err.message.lastIndexOf('_1'))</text:span></text:p>
      <text:p text:style-name="P23"><text:span text:style-name="Source_20_Text"><text:s text:c="6"/>output = fieldName.charAt(0).toUpperCase() + fieldName.slice(1) +</text:span></text:p>
      <text:p text:style-name="P23"><text:span text:style-name="Source_20_Text"><text:s text:c="6"/>' already exists'</text:span></text:p>
      <text:p text:style-name="P23"><text:span text:style-name="Source_20_Text"><text:s text:c="2"/>} catch (ex) {</text:span></text:p>
      <text:p text:style-name="P23"><text:span text:style-name="Source_20_Text"><text:s text:c="6"/>output = 'Unique field already exists'</text:span></text:p>
      <text:p text:style-name="P23"><text:span text:style-name="Source_20_Text"><text:s text:c="2"/>}</text:span></text:p>
      <text:p text:style-name="P23"><text:span text:style-name="Source_20_Text"><text:s text:c="2"/>return output</text:span></text:p>
      <text:p text:style-name="P23"><text:span text:style-name="Source_20_Text">}</text:span></text:p>
      <text:p text:style-name="P23"><text:soft-page-break/><text:span text:style-name="Source_20_Text">const getErrorMessage = (err) =&gt; {</text:span></text:p>
      <text:p text:style-name="P23"><text:span text:style-name="Source_20_Text"><text:s text:c="2"/>let message = ''</text:span></text:p>
      <text:p text:style-name="P23"><text:span text:style-name="Source_20_Text"><text:s text:c="2"/>if (err.code) {</text:span></text:p>
      <text:p text:style-name="P23"><text:span text:style-name="Source_20_Text"><text:s text:c="6"/>switch (err.code) {</text:span></text:p>
      <text:p text:style-name="P23"><text:span text:style-name="Source_20_Text"><text:s text:c="10"/>case 11000:</text:span></text:p>
      <text:p text:style-name="P23"><text:span text:style-name="Source_20_Text"><text:s text:c="10"/>case 11001:</text:span></text:p>
      <text:p text:style-name="P23"><text:span text:style-name="Source_20_Text"><text:s text:c="14"/>message = getUniqueErrorMessage(err)</text:span></text:p>
      <text:p text:style-name="P23"><text:span text:style-name="Source_20_Text"><text:s text:c="14"/>break</text:span></text:p>
      <text:p text:style-name="P23"><text:span text:style-name="Source_20_Text"><text:s text:c="10"/>default:</text:span></text:p>
      <text:p text:style-name="P23"><text:span text:style-name="Source_20_Text"><text:s text:c="14"/>message = 'Something went wrong'</text:span></text:p>
      <text:p text:style-name="P23"><text:span text:style-name="Source_20_Text"><text:s text:c="6"/>}</text:span></text:p>
      <text:p text:style-name="P23"><text:span text:style-name="Source_20_Text"><text:s text:c="2"/>} else {</text:span></text:p>
      <text:p text:style-name="P23"><text:span text:style-name="Source_20_Text"><text:s text:c="6"/>for (let errName in err.errors) {</text:span></text:p>
      <text:p text:style-name="P23"><text:span text:style-name="Source_20_Text"><text:s text:c="10"/>if (err.errors[errName].message)</text:span></text:p>
      <text:p text:style-name="P23"><text:span text:style-name="Source_20_Text"><text:s text:c="10"/>message = err.errors[errName].message</text:span></text:p>
      <text:p text:style-name="P23"><text:span text:style-name="Source_20_Text"><text:s text:c="6"/>}</text:span></text:p>
      <text:p text:style-name="P23"><text:span text:style-name="Source_20_Text"><text:s text:c="2"/>}</text:span></text:p>
      <text:p text:style-name="P23"><text:span text:style-name="Source_20_Text"><text:s text:c="2"/>return message</text:span></text:p>
      <text:p text:style-name="P23"><text:span text:style-name="Source_20_Text">}</text:span></text:p>
      <text:p text:style-name="P23"><text:span text:style-name="Source_20_Text">export default {getErrorMessage}</text:span></text:p>
      <text:p text:style-name="P24"/>
      <text:h text:style-name="P20" text:outline-level="3"><text:bookmark-start text:name="__RefHeading___Toc468_3223944390"/>Modelo (<text:span text:style-name="Source_20_Text">server/models/</text:span>)<text:bookmark-end text:name="__RefHeading___Toc468_3223944390"/></text:h>
      <text:h text:style-name="P21" text:outline-level="4"><text:bookmark-start text:name="__RefHeading___Toc470_3223944390"/><text:span text:style-name="Source_20_Text">mern-skeleton/server/models/user.model.js</text:span><text:bookmark-end text:name="__RefHeading___Toc470_3223944390"/></text:h>
      <text:p text:style-name="P22">Este archivo define el esquema de usuario (incluyendo campos de nombre, email, contraseña cifrada y <text:span text:style-name="Emphasis">salt</text:span>), la lógica de cifrado de contraseñas utilizando el módulo <text:span text:style-name="Source_20_Text">crypto</text:span> con HMAC y SHA1, y la validación de contraseñas.</text:p>
      <text:p text:style-name="P23"><text:span text:style-name="Source_20_Text">import mongoose from 'mongoose'</text:span></text:p>
      <text:p text:style-name="P23"><text:span text:style-name="Source_20_Text">import crypto from 'crypto' // Importado debido a su uso en UserSchema.methods</text:span></text:p>
      <text:p text:style-name="P23"/>
      <text:p text:style-name="P23"><text:span text:style-name="Source_20_Text">const UserSchema = new mongoose.Schema({</text:span></text:p>
      <text:p text:style-name="P23"><text:span text:style-name="Source_20_Text"><text:s text:c="2"/>name: {</text:span></text:p>
      <text:p text:style-name="P23"><text:span text:style-name="Source_20_Text"><text:s text:c="5"/>type: String,</text:span></text:p>
      <text:p text:style-name="P23"><text:span text:style-name="Source_20_Text"><text:s text:c="5"/>trim: true,</text:span></text:p>
      <text:p text:style-name="P23"><text:span text:style-name="Source_20_Text"><text:s text:c="5"/>required: 'Name is required'</text:span></text:p>
      <text:p text:style-name="P23"><text:span text:style-name="Source_20_Text"><text:s text:c="3"/>},</text:span></text:p>
      <text:p text:style-name="P23"><text:soft-page-break/><text:span text:style-name="Source_20_Text"><text:s text:c="2"/>email: {</text:span></text:p>
      <text:p text:style-name="P23"><text:span text:style-name="Source_20_Text"><text:s text:c="4"/>type: String,</text:span></text:p>
      <text:p text:style-name="P23"><text:span text:style-name="Source_20_Text"><text:s text:c="4"/>trim: true,</text:span></text:p>
      <text:p text:style-name="P23"><text:span text:style-name="Source_20_Text"><text:s text:c="4"/>unique: 'Email already exists',</text:span></text:p>
      <text:p text:style-name="P23"><text:span text:style-name="Source_20_Text"><text:s text:c="4"/>match: [/.+\@.+\..+/, 'Please fill a valid email address'],</text:span></text:p>
      <text:p text:style-name="P23"><text:span text:style-name="Source_20_Text"><text:s text:c="4"/>required: 'Email is required'</text:span></text:p>
      <text:p text:style-name="P23"><text:span text:style-name="Source_20_Text"><text:s text:c="2"/>},</text:span></text:p>
      <text:p text:style-name="P23"><text:span text:style-name="Source_20_Text"><text:s text:c="2"/>hashed_password: {</text:span></text:p>
      <text:p text:style-name="P23"><text:span text:style-name="Source_20_Text"><text:s text:c="6"/>type: String,</text:span></text:p>
      <text:p text:style-name="P23"><text:span text:style-name="Source_20_Text"><text:s text:c="6"/>required: "Password is required"</text:span></text:p>
      <text:p text:style-name="P23"><text:span text:style-name="Source_20_Text"><text:s text:c="2"/>},</text:span></text:p>
      <text:p text:style-name="P23"><text:span text:style-name="Source_20_Text"><text:s text:c="2"/>salt: String,</text:span></text:p>
      <text:p text:style-name="P23"><text:span text:style-name="Source_20_Text"><text:s text:c="2"/>created: {</text:span></text:p>
      <text:p text:style-name="P23"><text:span text:style-name="Source_20_Text"><text:s text:c="4"/>type: Date,</text:span></text:p>
      <text:p text:style-name="P23"><text:span text:style-name="Source_20_Text"><text:s text:c="4"/>default: Date.now</text:span></text:p>
      <text:p text:style-name="P23"><text:span text:style-name="Source_20_Text"><text:s text:c="2"/>},</text:span></text:p>
      <text:p text:style-name="P23"><text:span text:style-name="Source_20_Text"><text:s text:c="2"/>updated: Date,</text:span></text:p>
      <text:p text:style-name="P23"><text:span text:style-name="Source_20_Text">})</text:span></text:p>
      <text:p text:style-name="P23"/>
      <text:p text:style-name="P23"><text:span text:style-name="Source_20_Text">UserSchema</text:span></text:p>
      <text:p text:style-name="P23"><text:span text:style-name="Source_20_Text"><text:s text:c="2"/>.virtual('password')</text:span></text:p>
      <text:p text:style-name="P23"><text:span text:style-name="Source_20_Text"><text:s text:c="2"/>.set(function(password) {</text:span></text:p>
      <text:p text:style-name="P23"><text:span text:style-name="Source_20_Text"><text:s text:c="4"/>this._password = password</text:span></text:p>
      <text:p text:style-name="P23"><text:span text:style-name="Source_20_Text"><text:s text:c="4"/>this.salt = this.makeSalt()</text:span></text:p>
      <text:p text:style-name="P23"><text:span text:style-name="Source_20_Text"><text:s text:c="4"/>this.hashed_password = this.encryptPassword(password)</text:span></text:p>
      <text:p text:style-name="P23"><text:span text:style-name="Source_20_Text"><text:s text:c="2"/>})</text:span></text:p>
      <text:p text:style-name="P23"><text:span text:style-name="Source_20_Text"><text:s text:c="2"/>.get(function() {</text:span></text:p>
      <text:p text:style-name="P23"><text:span text:style-name="Source_20_Text"><text:s text:c="4"/>return this._password</text:span></text:p>
      <text:p text:style-name="P23"><text:span text:style-name="Source_20_Text"><text:s text:c="2"/>})</text:span></text:p>
      <text:p text:style-name="P23"/>
      <text:p text:style-name="P23"><text:span text:style-name="Source_20_Text">UserSchema.methods = {</text:span></text:p>
      <text:p text:style-name="P23"><text:span text:style-name="Source_20_Text"><text:s text:c="2"/>authenticate: function(plainText) {</text:span></text:p>
      <text:p text:style-name="P23"><text:span text:style-name="Source_20_Text"><text:s text:c="4"/>return this.encryptPassword(plainText) === this.hashed_password</text:span></text:p>
      <text:p text:style-name="P23"><text:span text:style-name="Source_20_Text"><text:s text:c="2"/>},</text:span></text:p>
      <text:p text:style-name="P23"><text:span text:style-name="Source_20_Text"><text:s text:c="2"/>encryptPassword: function(password) {</text:span></text:p>
      <text:p text:style-name="P23"><text:soft-page-break/><text:span text:style-name="Source_20_Text"><text:s text:c="4"/>if (!password) return ''</text:span></text:p>
      <text:p text:style-name="P23"><text:span text:style-name="Source_20_Text"><text:s text:c="4"/>try {</text:span></text:p>
      <text:p text:style-name="P23"><text:span text:style-name="Source_20_Text"><text:s text:c="6"/>return crypto</text:span></text:p>
      <text:p text:style-name="P23"><text:span text:style-name="Source_20_Text"><text:s text:c="8"/>.createHmac('sha1', this.salt)</text:span></text:p>
      <text:p text:style-name="P23"><text:span text:style-name="Source_20_Text"><text:s text:c="8"/>.update(password)</text:span></text:p>
      <text:p text:style-name="P23"><text:span text:style-name="Source_20_Text"><text:s text:c="8"/>.digest('hex')</text:span></text:p>
      <text:p text:style-name="P23"><text:span text:style-name="Source_20_Text"><text:s text:c="4"/>} catch (err) {</text:span></text:p>
      <text:p text:style-name="P23"><text:span text:style-name="Source_20_Text"><text:s text:c="6"/>return ''</text:span></text:p>
      <text:p text:style-name="P23"><text:span text:style-name="Source_20_Text"><text:s text:c="4"/>}</text:span></text:p>
      <text:p text:style-name="P23"><text:span text:style-name="Source_20_Text"><text:s text:c="2"/>},</text:span></text:p>
      <text:p text:style-name="P23"><text:span text:style-name="Source_20_Text"><text:s text:c="2"/>makeSalt: function() {</text:span></text:p>
      <text:p text:style-name="P23"><text:span text:style-name="Source_20_Text"><text:s text:c="4"/>return Math.round((new Date().valueOf() * Math.random())) + ''</text:span></text:p>
      <text:p text:style-name="P23"><text:span text:style-name="Source_20_Text"><text:s text:c="2"/>}</text:span></text:p>
      <text:p text:style-name="P23"><text:span text:style-name="Source_20_Text">}</text:span></text:p>
      <text:p text:style-name="P23"/>
      <text:p text:style-name="P23"><text:span text:style-name="Source_20_Text">UserSchema.path('hashed_password').validate(function(v) {</text:span></text:p>
      <text:p text:style-name="P23"><text:span text:style-name="Source_20_Text"><text:s text:c="2"/>if (this._password &amp;&amp; this._password.length &lt; 6) {</text:span></text:p>
      <text:p text:style-name="P23"><text:span text:style-name="Source_20_Text"><text:s text:c="4"/>this.invalidate('password', 'Password must be at least 6 characters.')</text:span></text:p>
      <text:p text:style-name="P23"><text:span text:style-name="Source_20_Text"><text:s text:c="2"/>}</text:span></text:p>
      <text:p text:style-name="P23"><text:span text:style-name="Source_20_Text"><text:s text:c="2"/>if (this.isNew &amp;&amp; !this._password) {</text:span></text:p>
      <text:p text:style-name="P23"><text:span text:style-name="Source_20_Text"><text:s text:c="4"/>this.invalidate('password', 'Password is required')</text:span></text:p>
      <text:p text:style-name="P23"><text:span text:style-name="Source_20_Text"><text:s text:c="2"/>}</text:span></text:p>
      <text:p text:style-name="P23"><text:span text:style-name="Source_20_Text">}, null)</text:span></text:p>
      <text:p text:style-name="P23"/>
      <text:p text:style-name="P23"><text:span text:style-name="Source_20_Text">export default mongoose.model('User', UserSchema)</text:span></text:p>
      <text:p text:style-name="P24"/>
      <text:h text:style-name="P20" text:outline-level="3"><text:bookmark-start text:name="__RefHeading___Toc472_3223944390"/>Rutas (<text:span text:style-name="Source_20_Text">server/routes/</text:span>)<text:bookmark-end text:name="__RefHeading___Toc472_3223944390"/></text:h>
      <text:h text:style-name="P21" text:outline-level="4"><text:bookmark-start text:name="__RefHeading___Toc474_3223944390"/><text:span text:style-name="Source_20_Text">mern-skeleton/server/routes/user.routes.js</text:span><text:bookmark-end text:name="__RefHeading___Toc474_3223944390"/></text:h>
      <text:p text:style-name="P22">Este archivo define las rutas para las operaciones CRUD de usuario, aplicando el <text:span text:style-name="Emphasis">middleware</text:span> de autenticación y autorización (<text:span text:style-name="Source_20_Text">authCtrl.requireSignin</text:span>, <text:span text:style-name="Source_20_Text">authCtrl.hasAuthorization</text:span>) a las rutas protegidas.</text:p>
      <text:p text:style-name="P23"><text:span text:style-name="Source_20_Text">import express from 'express'</text:span></text:p>
      <text:p text:style-name="P23"><text:span text:style-name="Source_20_Text">import userCtrl from '../controllers/user.controller'</text:span></text:p>
      <text:p text:style-name="P23"><text:span text:style-name="Source_20_Text">import authCtrl from '../controllers/auth.controller'</text:span></text:p>
      <text:p text:style-name="P23"/>
      <text:p text:style-name="P23"><text:soft-page-break/><text:span text:style-name="Source_20_Text">const router = express.Router()</text:span></text:p>
      <text:p text:style-name="P23"/>
      <text:p text:style-name="P23"><text:span text:style-name="Source_20_Text">router.route('/api/users')</text:span></text:p>
      <text:p text:style-name="P23"><text:span text:style-name="Source_20_Text"><text:s text:c="2"/>.get(userCtrl.list)</text:span></text:p>
      <text:p text:style-name="P23"><text:span text:style-name="Source_20_Text"><text:s text:c="2"/>.post(userCtrl.create)</text:span></text:p>
      <text:p text:style-name="P23"/>
      <text:p text:style-name="P23"><text:span text:style-name="Source_20_Text">router.route('/api/users/:userId')</text:span></text:p>
      <text:p text:style-name="P23"><text:span text:style-name="Source_20_Text"><text:s text:c="2"/>.get(authCtrl.requireSignin, userCtrl.read)</text:span></text:p>
      <text:p text:style-name="P23"><text:span text:style-name="Source_20_Text"><text:s text:c="2"/>.put(authCtrl.requireSignin, authCtrl.hasAuthorization,</text:span></text:p>
      <text:p text:style-name="P23"><text:span text:style-name="Source_20_Text"><text:s text:c="3"/>userCtrl.update)</text:span></text:p>
      <text:p text:style-name="P23"><text:span text:style-name="Source_20_Text"><text:s text:c="2"/>.delete(authCtrl.requireSignin, authCtrl.hasAuthorization,</text:span></text:p>
      <text:p text:style-name="P23"><text:span text:style-name="Source_20_Text"><text:s text:c="3"/>userCtrl.remove)</text:span></text:p>
      <text:p text:style-name="P23"/>
      <text:p text:style-name="P23"><text:span text:style-name="Source_20_Text">router.param('userId', userCtrl.userByID)</text:span></text:p>
      <text:p text:style-name="P23"/>
      <text:p text:style-name="P23"><text:span text:style-name="Source_20_Text">export default router</text:span></text:p>
      <text:h text:style-name="P21" text:outline-level="4"><text:bookmark-start text:name="__RefHeading___Toc476_3223944390"/><text:span text:style-name="Source_20_Text">mern-skeleton/server/routes/auth.routes.js</text:span><text:bookmark-end text:name="__RefHeading___Toc476_3223944390"/></text:h>
      <text:p text:style-name="P22">Este archivo define las rutas para el inicio de sesión (<text:span text:style-name="Source_20_Text">/auth/signin</text:span>) y el cierre de sesión (<text:span text:style-name="Source_20_Text">/auth/signout</text:span>).</text:p>
      <text:p text:style-name="P23"><text:span text:style-name="Source_20_Text">import express from 'express'</text:span></text:p>
      <text:p text:style-name="P23"><text:span text:style-name="Source_20_Text">import authCtrl from '../controllers/auth.controller'</text:span></text:p>
      <text:p text:style-name="P23"/>
      <text:p text:style-name="P23"><text:span text:style-name="Source_20_Text">const router = express.Router()</text:span></text:p>
      <text:p text:style-name="P23"/>
      <text:p text:style-name="P23"><text:span text:style-name="Source_20_Text">router.route('/auth/signin')</text:span></text:p>
      <text:p text:style-name="P23"><text:span text:style-name="Source_20_Text"><text:s text:c="2"/>.post(authCtrl.signin)</text:span></text:p>
      <text:p text:style-name="P23"/>
      <text:p text:style-name="P23"><text:span text:style-name="Source_20_Text">router.route('/auth/signout')</text:span></text:p>
      <text:p text:style-name="P23"><text:span text:style-name="Source_20_Text"><text:s text:c="2"/>.get(authCtrl.signout)</text:span></text:p>
      <text:p text:style-name="P23"/>
      <text:p text:style-name="P23"><text:span text:style-name="Source_20_Text">export default router</text:span></text:p>
      <text:p text:style-name="P24"/>
      <text:h text:style-name="P20" text:outline-level="3"><text:bookmark-start text:name="__RefHeading___Toc478_3223944390"/><text:soft-page-break/>Controladores (<text:span text:style-name="Source_20_Text">server/controllers/</text:span>)<text:bookmark-end text:name="__RefHeading___Toc478_3223944390"/></text:h>
      <text:h text:style-name="P21" text:outline-level="4"><text:bookmark-start text:name="__RefHeading___Toc480_3223944390"/><text:span text:style-name="Source_20_Text">mern-skeleton/server/controllers/user.controller.js</text:span><text:bookmark-end text:name="__RefHeading___Toc480_3223944390"/></text:h>
      <text:p text:style-name="P22">Este controlador contiene las funciones para gestionar las operaciones CRUD de los usuarios: crear, listar, leer, actualizar, eliminar y cargar un usuario por ID (<text:span text:style-name="Source_20_Text">userByID</text:span>).</text:p>
      <text:p text:style-name="P23"><text:span text:style-name="Source_20_Text">import User from '../models/user.model'</text:span></text:p>
      <text:p text:style-name="P23"><text:span text:style-name="Source_20_Text">import extend from 'lodash/extend'</text:span></text:p>
      <text:p text:style-name="P23"><text:span text:style-name="Source_20_Text">import dbErrorHandler from '../helpers/dbErrorHandler' // Usando la ruta relativa al archivo dbErrorHandler.js</text:span></text:p>
      <text:p text:style-name="P23"/>
      <text:p text:style-name="P23"><text:span text:style-name="Source_20_Text">const create = async (req, res) =&gt; {</text:span></text:p>
      <text:p text:style-name="P23"><text:span text:style-name="Source_20_Text"><text:s text:c="2"/>const user = new User(req.body)</text:span></text:p>
      <text:p text:style-name="P23"><text:span text:style-name="Source_20_Text"><text:s text:c="2"/>try {</text:span></text:p>
      <text:p text:style-name="P23"><text:span text:style-name="Source_20_Text"><text:s text:c="4"/>await user.save()</text:span></text:p>
      <text:p text:style-name="P23"><text:span text:style-name="Source_20_Text"><text:s text:c="4"/>return res.status(200).json({</text:span></text:p>
      <text:p text:style-name="P23"><text:span text:style-name="Source_20_Text"><text:s text:c="6"/>message: "Successfully signed up!"</text:span></text:p>
      <text:p text:style-name="P23"><text:span text:style-name="Source_20_Text"><text:s text:c="4"/>})</text:span></text:p>
      <text:p text:style-name="P23"><text:span text:style-name="Source_20_Text"><text:s text:c="2"/>} catch (err) {</text:span></text:p>
      <text:p text:style-name="P23"><text:span text:style-name="Source_20_Text"><text:s text:c="4"/>return res.status(400).json({</text:span></text:p>
      <text:p text:style-name="P23"><text:span text:style-name="Source_20_Text"><text:s text:c="6"/>error: dbErrorHandler.getErrorMessage(err)</text:span></text:p>
      <text:p text:style-name="P23"><text:span text:style-name="Source_20_Text"><text:s text:c="4"/>})</text:span></text:p>
      <text:p text:style-name="P23"><text:span text:style-name="Source_20_Text"><text:s text:c="2"/>}</text:span></text:p>
      <text:p text:style-name="P23"><text:span text:style-name="Source_20_Text">}</text:span></text:p>
      <text:p text:style-name="P23"/>
      <text:p text:style-name="P23"><text:span text:style-name="Source_20_Text">const list = async (req, res) =&gt; {</text:span></text:p>
      <text:p text:style-name="P23"><text:span text:style-name="Source_20_Text"><text:s text:c="2"/>try {</text:span></text:p>
      <text:p text:style-name="P23"><text:span text:style-name="Source_20_Text"><text:s text:c="4"/>let users = await User.find().select('name email updated created')</text:span></text:p>
      <text:p text:style-name="P23"><text:span text:style-name="Source_20_Text"><text:s text:c="4"/>res.json(users)</text:span></text:p>
      <text:p text:style-name="P23"><text:span text:style-name="Source_20_Text"><text:s text:c="2"/>} catch (err) {</text:span></text:p>
      <text:p text:style-name="P23"><text:span text:style-name="Source_20_Text"><text:s text:c="4"/>return res.status(400).json({</text:span></text:p>
      <text:p text:style-name="P23"><text:span text:style-name="Source_20_Text"><text:s text:c="6"/>error: dbErrorHandler.getErrorMessage(err)</text:span></text:p>
      <text:p text:style-name="P23"><text:span text:style-name="Source_20_Text"><text:s text:c="4"/>})</text:span></text:p>
      <text:p text:style-name="P23"><text:span text:style-name="Source_20_Text"><text:s text:c="2"/>}</text:span></text:p>
      <text:p text:style-name="P23"><text:span text:style-name="Source_20_Text">}</text:span></text:p>
      <text:p text:style-name="P23"/>
      <text:p text:style-name="P23"><text:span text:style-name="Source_20_Text">const userByID = async (req, res, next, id) =&gt; {</text:span></text:p>
      <text:p text:style-name="P23"><text:soft-page-break/><text:span text:style-name="Source_20_Text"><text:s text:c="2"/>try {</text:span></text:p>
      <text:p text:style-name="P23"><text:span text:style-name="Source_20_Text"><text:s text:c="4"/>let user = await User.findById(id)</text:span></text:p>
      <text:p text:style-name="P23"><text:span text:style-name="Source_20_Text"><text:s text:c="4"/>if (!user)</text:span></text:p>
      <text:p text:style-name="P23"><text:span text:style-name="Source_20_Text"><text:s text:c="6"/>return res.status('400').json({</text:span></text:p>
      <text:p text:style-name="P23"><text:span text:style-name="Source_20_Text"><text:s text:c="8"/>error: "User not found"</text:span></text:p>
      <text:p text:style-name="P23"><text:span text:style-name="Source_20_Text"><text:s text:c="6"/>})</text:span></text:p>
      <text:p text:style-name="P23"><text:span text:style-name="Source_20_Text"><text:s text:c="4"/>req.profile = user</text:span></text:p>
      <text:p text:style-name="P23"><text:span text:style-name="Source_20_Text"><text:s text:c="4"/>next()</text:span></text:p>
      <text:p text:style-name="P23"><text:span text:style-name="Source_20_Text"><text:s text:c="2"/>} catch (err) {</text:span></text:p>
      <text:p text:style-name="P23"><text:span text:style-name="Source_20_Text"><text:s text:c="4"/>return res.status('400').json({</text:span></text:p>
      <text:p text:style-name="P23"><text:span text:style-name="Source_20_Text"><text:s text:c="6"/>error: "Could not retrieve user"</text:span></text:p>
      <text:p text:style-name="P23"><text:span text:style-name="Source_20_Text"><text:s text:c="4"/>})</text:span></text:p>
      <text:p text:style-name="P23"><text:span text:style-name="Source_20_Text"><text:s text:c="2"/>}</text:span></text:p>
      <text:p text:style-name="P23"><text:span text:style-name="Source_20_Text">}</text:span></text:p>
      <text:p text:style-name="P23"/>
      <text:p text:style-name="P23"><text:span text:style-name="Source_20_Text">const read = (req, res) =&gt; {</text:span></text:p>
      <text:p text:style-name="P23"><text:span text:style-name="Source_20_Text"><text:s text:c="2"/>req.profile.hashed_password = undefined</text:span></text:p>
      <text:p text:style-name="P23"><text:span text:style-name="Source_20_Text"><text:s text:c="2"/>req.profile.salt = undefined</text:span></text:p>
      <text:p text:style-name="P23"><text:span text:style-name="Source_20_Text"><text:s text:c="2"/>return res.json(req.profile)</text:span></text:p>
      <text:p text:style-name="P23"><text:span text:style-name="Source_20_Text">}</text:span></text:p>
      <text:p text:style-name="P23"/>
      <text:p text:style-name="P23"><text:span text:style-name="Source_20_Text">const update = async (req, res) =&gt; {</text:span></text:p>
      <text:p text:style-name="P23"><text:span text:style-name="Source_20_Text"><text:s text:c="2"/>try {</text:span></text:p>
      <text:p text:style-name="P23"><text:span text:style-name="Source_20_Text"><text:s text:c="4"/>let user = req.profile</text:span></text:p>
      <text:p text:style-name="P23"><text:span text:style-name="Source_20_Text"><text:s text:c="4"/>user = extend(user, req.body)</text:span></text:p>
      <text:p text:style-name="P23"><text:span text:style-name="Source_20_Text"><text:s text:c="4"/>user.updated = Date.now()</text:span></text:p>
      <text:p text:style-name="P23"><text:span text:style-name="Source_20_Text"><text:s text:c="4"/>await user.save()</text:span></text:p>
      <text:p text:style-name="P23"><text:span text:style-name="Source_20_Text"><text:s text:c="4"/>user.hashed_password = undefined</text:span></text:p>
      <text:p text:style-name="P23"><text:span text:style-name="Source_20_Text"><text:s text:c="4"/>user.salt = undefined</text:span></text:p>
      <text:p text:style-name="P23"><text:span text:style-name="Source_20_Text"><text:s text:c="4"/>res.json(user)</text:span></text:p>
      <text:p text:style-name="P23"><text:span text:style-name="Source_20_Text"><text:s text:c="2"/>} catch (err) {</text:span></text:p>
      <text:p text:style-name="P23"><text:span text:style-name="Source_20_Text"><text:s text:c="4"/>return res.status(400).json({</text:span></text:p>
      <text:p text:style-name="P23"><text:span text:style-name="Source_20_Text"><text:s text:c="6"/>error: dbErrorHandler.getErrorMessage(err)</text:span></text:p>
      <text:p text:style-name="P23"><text:span text:style-name="Source_20_Text"><text:s text:c="4"/>})</text:span></text:p>
      <text:p text:style-name="P23"><text:span text:style-name="Source_20_Text"><text:s text:c="2"/>}</text:span></text:p>
      <text:p text:style-name="P23"><text:soft-page-break/><text:span text:style-name="Source_20_Text">}</text:span></text:p>
      <text:p text:style-name="P23"/>
      <text:p text:style-name="P23"><text:span text:style-name="Source_20_Text">const remove = async (req, res) =&gt; {</text:span></text:p>
      <text:p text:style-name="P23"><text:span text:style-name="Source_20_Text"><text:s text:c="2"/>try {</text:span></text:p>
      <text:p text:style-name="P23"><text:span text:style-name="Source_20_Text"><text:s text:c="4"/>let user = req.profile</text:span></text:p>
      <text:p text:style-name="P23"><text:span text:style-name="Source_20_Text"><text:s text:c="4"/>let deletedUser = await user.remove()</text:span></text:p>
      <text:p text:style-name="P23"><text:span text:style-name="Source_20_Text"><text:s text:c="4"/>deletedUser.hashed_password = undefined</text:span></text:p>
      <text:p text:style-name="P23"><text:span text:style-name="Source_20_Text"><text:s text:c="4"/>deletedUser.salt = undefined</text:span></text:p>
      <text:p text:style-name="P23"><text:span text:style-name="Source_20_Text"><text:s text:c="4"/>res.json(deletedUser)</text:span></text:p>
      <text:p text:style-name="P23"><text:span text:style-name="Source_20_Text"><text:s text:c="2"/>} catch (err) {</text:span></text:p>
      <text:p text:style-name="P23"><text:span text:style-name="Source_20_Text"><text:s text:c="4"/>return res.status(400).json({</text:span></text:p>
      <text:p text:style-name="P23"><text:span text:style-name="Source_20_Text"><text:s text:c="6"/>error: dbErrorHandler.getErrorMessage(err)</text:span></text:p>
      <text:p text:style-name="P23"><text:span text:style-name="Source_20_Text"><text:s text:c="4"/>})</text:span></text:p>
      <text:p text:style-name="P23"><text:span text:style-name="Source_20_Text"><text:s text:c="2"/>}</text:span></text:p>
      <text:p text:style-name="P23"><text:span text:style-name="Source_20_Text">}</text:span></text:p>
      <text:p text:style-name="P23"/>
      <text:p text:style-name="P23"><text:span text:style-name="Source_20_Text">export default { create, userByID, read, list, remove, update }</text:span></text:p>
      <text:h text:style-name="P21" text:outline-level="4"><text:bookmark-start text:name="__RefHeading___Toc482_3223944390"/><text:span text:style-name="Source_20_Text">mern-skeleton/server/controllers/auth.controller.js</text:span><text:bookmark-end text:name="__RefHeading___Toc482_3223944390"/></text:h>
      <text:p text:style-name="P22">Este controlador maneja la autenticación mediante JWT, incluyendo el inicio y cierre de sesión, y define los <text:span text:style-name="Emphasis">middleware</text:span> de protección de rutas: <text:span text:style-name="Source_20_Text">requireSignin</text:span> (autenticación) y <text:span text:style-name="Source_20_Text">hasAuthorization</text:span> (autorización).</text:p>
      <text:p text:style-name="P23"><text:span text:style-name="Source_20_Text">import User from '../models/user.model'</text:span></text:p>
      <text:p text:style-name="P23"><text:span text:style-name="Source_20_Text">import jwt from 'jsonwebtoken'</text:span></text:p>
      <text:p text:style-name="P23"><text:span text:style-name="Source_20_Text">import expressJwt from 'express-jwt'</text:span></text:p>
      <text:p text:style-name="P23"><text:span text:style-name="Source_20_Text">import config from './../../config/config'</text:span></text:p>
      <text:p text:style-name="P23"/>
      <text:p text:style-name="P23"><text:span text:style-name="Source_20_Text">const signin = async (req, res) =&gt; {</text:span></text:p>
      <text:p text:style-name="P23"><text:span text:style-name="Source_20_Text"><text:s text:c="2"/>try {</text:span></text:p>
      <text:p text:style-name="P23"><text:span text:style-name="Source_20_Text"><text:s text:c="4"/>let user = await User.findOne({ "email": req.body.email })</text:span></text:p>
      <text:p text:style-name="P23"><text:span text:style-name="Source_20_Text"><text:s text:c="4"/>if (!user)</text:span></text:p>
      <text:p text:style-name="P23"><text:span text:style-name="Source_20_Text"><text:s text:c="6"/>return res.status('401').json({ error: "User not found" })</text:span></text:p>
      <text:p text:style-name="P23"><text:span text:style-name="Source_20_Text"><text:s text:c="4"/>if (!user.authenticate(req.body.password)) {</text:span></text:p>
      <text:p text:style-name="P23"><text:span text:style-name="Source_20_Text"><text:s text:c="6"/>return res.status('401').send({ error: "Email and</text:span></text:p>
      <text:p text:style-name="P23"><text:span text:style-name="Source_20_Text"><text:s text:c="11"/>password don't match." })</text:span></text:p>
      <text:p text:style-name="P23"><text:span text:style-name="Source_20_Text"><text:s text:c="4"/>}</text:span></text:p>
      <text:p text:style-name="P23"><text:soft-page-break/><text:span text:style-name="Source_20_Text"><text:s text:c="4"/>const token = jwt.sign({ _id: user._id }, config.jwtSecret)</text:span></text:p>
      <text:p text:style-name="P23"><text:span text:style-name="Source_20_Text"><text:s text:c="4"/>res.cookie('t', token, { expire: new Date() + 9999 })</text:span></text:p>
      <text:p text:style-name="P23"><text:span text:style-name="Source_20_Text"><text:s text:c="4"/>return res.json({</text:span></text:p>
      <text:p text:style-name="P23"><text:span text:style-name="Source_20_Text"><text:s text:c="6"/>token,</text:span></text:p>
      <text:p text:style-name="P23"><text:span text:style-name="Source_20_Text"><text:s text:c="6"/>user: {</text:span></text:p>
      <text:p text:style-name="P23"><text:span text:style-name="Source_20_Text"><text:s text:c="8"/>_id: user._id,</text:span></text:p>
      <text:p text:style-name="P23"><text:span text:style-name="Source_20_Text"><text:s text:c="8"/>name: user.name,</text:span></text:p>
      <text:p text:style-name="P23"><text:span text:style-name="Source_20_Text"><text:s text:c="8"/>email: user.email</text:span></text:p>
      <text:p text:style-name="P23"><text:span text:style-name="Source_20_Text"><text:s text:c="6"/>}</text:span></text:p>
      <text:p text:style-name="P23"><text:span text:style-name="Source_20_Text"><text:s text:c="4"/>})</text:span></text:p>
      <text:p text:style-name="P23"><text:span text:style-name="Source_20_Text"><text:s text:c="2"/>} catch (err) {</text:span></text:p>
      <text:p text:style-name="P23"><text:span text:style-name="Source_20_Text"><text:s text:c="4"/>return res.status('401').json({ error: "Could not sign in" })</text:span></text:p>
      <text:p text:style-name="P23"><text:span text:style-name="Source_20_Text"><text:s text:c="2"/>}</text:span></text:p>
      <text:p text:style-name="P23"><text:span text:style-name="Source_20_Text">}</text:span></text:p>
      <text:p text:style-name="P23"/>
      <text:p text:style-name="P23"><text:span text:style-name="Source_20_Text">const signout = (req, res) =&gt; {</text:span></text:p>
      <text:p text:style-name="P23"><text:span text:style-name="Source_20_Text"><text:s text:c="2"/>res.clearCookie("t")</text:span></text:p>
      <text:p text:style-name="P23"><text:span text:style-name="Source_20_Text"><text:s text:c="2"/>return res.status('200').json({</text:span></text:p>
      <text:p text:style-name="P23"><text:span text:style-name="Source_20_Text"><text:s text:c="4"/>message: "signed out"</text:span></text:p>
      <text:p text:style-name="P23"><text:span text:style-name="Source_20_Text"><text:s text:c="2"/>})</text:span></text:p>
      <text:p text:style-name="P23"><text:span text:style-name="Source_20_Text">}</text:span></text:p>
      <text:p text:style-name="P23"/>
      <text:p text:style-name="P23"><text:span text:style-name="Source_20_Text">const requireSignin = expressJwt({</text:span></text:p>
      <text:p text:style-name="P23"><text:span text:style-name="Source_20_Text"><text:s text:c="2"/>secret: config.jwtSecret,</text:span></text:p>
      <text:p text:style-name="P23"><text:span text:style-name="Source_20_Text"><text:s text:c="2"/>userProperty: 'auth'</text:span></text:p>
      <text:p text:style-name="P23"><text:span text:style-name="Source_20_Text">})</text:span></text:p>
      <text:p text:style-name="P23"/>
      <text:p text:style-name="P23"><text:span text:style-name="Source_20_Text">const hasAuthorization = (req, res, next) =&gt; {</text:span></text:p>
      <text:p text:style-name="P23"><text:span text:style-name="Source_20_Text"><text:s text:c="2"/>const authorized = req.profile &amp;&amp; req.auth</text:span></text:p>
      <text:p text:style-name="P23"><text:span text:style-name="Source_20_Text"><text:s text:c="8"/>&amp;&amp; req.profile._id == <text:s/>req.auth._id</text:span></text:p>
      <text:p text:style-name="P23"><text:span text:style-name="Source_20_Text"><text:s text:c="2"/>if (!(authorized)) {</text:span></text:p>
      <text:p text:style-name="P23"><text:span text:style-name="Source_20_Text"><text:s text:c="4"/>return res.status('403').json({</text:span></text:p>
      <text:p text:style-name="P23"><text:span text:style-name="Source_20_Text"><text:s text:c="6"/>error: "User is not authorized"</text:span></text:p>
      <text:p text:style-name="P23"><text:span text:style-name="Source_20_Text"><text:s text:c="4"/>})</text:span></text:p>
      <text:p text:style-name="P23"><text:span text:style-name="Source_20_Text"><text:s text:c="2"/>}</text:span></text:p>
      <text:p text:style-name="P23"><text:soft-page-break/><text:span text:style-name="Source_20_Text"><text:s text:c="2"/>next()</text:span></text:p>
      <text:p text:style-name="P23"><text:span text:style-name="Source_20_Text">}</text:span></text:p>
      <text:p text:style-name="P23"/>
      <text:p text:style-name="P23"><text:span text:style-name="Source_20_Text">export default { signin, signout, requireSignin, hasAuthorization }</text:span></text:p>
      <text:p text:style-name="P22"><text:span text:style-name="Strong_20_Emphasis">Nota:</text:span> Los archivos <text:span text:style-name="Strong_20_Emphasis"><text:span text:style-name="Source_20_Text">nodemon.json</text:span></text:span> y <text:span text:style-name="Strong_20_Emphasis"><text:span text:style-name="Source_20_Text">webpack.config.server.js</text:span></text:span> se mencionan en la estructura de carpetas y en el texto como necesarios para la configuración del <text:span text:style-name="Emphasis">backend</text:span>, pero el código de su contenido no se proporciona en las fuentes.</text:p>
      <text:p text:style-name="P19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7642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a xlink:type="simple" xlink:href="#Table of Contents1_Head|region" text:style-name="Internet_20_link" text:visited-style-name="Visited_20_Internet_20_Link"><text:span text:style-name="MT1">Indice</text:span></text:a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3:52:07.924545000</meta:creation-date>
    <dc:date>2025-11-22T14:03:18.202949000</dc:date>
    <meta:editing-duration>PT11M11S</meta:editing-duration>
    <meta:editing-cycles>3</meta:editing-cycles>
    <meta:generator>LibreOffice/25.8.3.2$MacOSX_X86_64 LibreOffice_project/8ca8d55c161d602844f5428fa4b58097424e324e</meta:generator>
    <meta:document-statistic meta:table-count="0" meta:image-count="0" meta:object-count="0" meta:page-count="21" meta:paragraph-count="464" meta:word-count="2694" meta:character-count="21139" meta:non-whitespace-character-count="17881"/>
  </office:meta>
</office:document-meta>
</file>